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officeooo:rsid="00034b35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4" svg:x1="6.8709in" svg:y1="-1.6709in" svg:x2="7.0563in" svg:y2="-1.6709in"><text:p/></draw:line><draw:line text:anchor-type="paragraph" draw:z-index="1" draw:style-name="gr1" draw:text-style-name="P4" svg:x1="3.3957in" svg:y1="-1.8807in" svg:x2="3.3957in" svg:y2="-1.6587in"><text:p/></draw:line><text:line-break/></text:p>
            <text:p text:style-name="P3"/>
            <text:p text:style-name="P3">How free/open source</text:p>
            <text:p text:style-name="P3">software works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4" svg:x1="6.8709in" svg:y1="-1.6709in" svg:x2="7.0563in" svg:y2="-1.6709in"><text:p/></draw:line><draw:line text:anchor-type="paragraph" draw:z-index="3" draw:style-name="gr1" draw:text-style-name="P4" svg:x1="3.3957in" svg:y1="-1.8807in" svg:x2="3.3957in" svg:y2="-1.6587in"><text:p/></draw:line><text:line-break/></text:p>
            <text:p text:style-name="P3"/>
            <text:p text:style-name="P3">Why software patents </text:p>
            <text:p text:style-name="P3">are bad (or good)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4" svg:x1="6.8709in" svg:y1="-1.6709in" svg:x2="7.0563in" svg:y2="-1.6709in"><text:p/></draw:line><draw:line text:anchor-type="paragraph" draw:z-index="5" draw:style-name="gr1" draw:text-style-name="P4" svg:x1="3.3957in" svg:y1="-1.8807in" svg:x2="3.3957in" svg:y2="-1.6587in"><text:p/></draw:line><text:line-break/></text:p>
            <text:p text:style-name="P3"/>
            <text:p text:style-name="P3"/>
            <text:p text:style-name="P3">History of Linux</text:p>
          </table:table-cell>
          <table:table-cell table:style-name="Table1.A1" office:value-type="string">
            <text:p text:style-name="P2"><draw:line text:anchor-type="paragraph" draw:z-index="6" draw:style-name="gr1" draw:text-style-name="P4" svg:x1="6.8709in" svg:y1="-1.6709in" svg:x2="7.0563in" svg:y2="-1.6709in"><text:p/></draw:line><draw:line text:anchor-type="paragraph" draw:z-index="7" draw:style-name="gr1" draw:text-style-name="P4" svg:x1="3.3957in" svg:y1="-1.8807in" svg:x2="3.3957in" svg:y2="-1.6587in"><text:p/></draw:line><text:line-break/></text:p>
            <text:p text:style-name="P3"/>
            <text:p text:style-name="P3">One of your hobbies </text:p>
            <text:p text:style-name="P3">-- why you do it,</text:p>
            <text:p text:style-name="P3">how you do it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4" svg:x1="6.8709in" svg:y1="-1.6709in" svg:x2="7.0563in" svg:y2="-1.6709in"><text:p/></draw:line><draw:line text:anchor-type="paragraph" draw:z-index="9" draw:style-name="gr1" draw:text-style-name="P4" svg:x1="3.3957in" svg:y1="-1.8807in" svg:x2="3.3957in" svg:y2="-1.6587in"><text:p/></draw:line><text:line-break/></text:p>
            <text:p text:style-name="P3"/>
            <text:p text:style-name="P3">What is your favorite</text:p>
            <text:p text:style-name="P3">programming language</text:p>
            <text:p text:style-name="P3">and why?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4" svg:x1="6.8709in" svg:y1="-1.6709in" svg:x2="7.0563in" svg:y2="-1.6709in"><text:p/></draw:line><draw:line text:anchor-type="paragraph" draw:z-index="11" draw:style-name="gr1" draw:text-style-name="P4" svg:x1="3.3957in" svg:y1="-1.8807in" svg:x2="3.3957in" svg:y2="-1.6587in"><text:p/></draw:line><text:line-break/></text:p>
            <text:p text:style-name="P3"/>
            <text:p text:style-name="P3">Writing good</text:p>
            <text:p text:style-name="P3">documentation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4" svg:x1="6.8709in" svg:y1="-1.6709in" svg:x2="7.0563in" svg:y2="-1.6709in"><text:p/></draw:line><draw:line text:anchor-type="paragraph" draw:z-index="13" draw:style-name="gr1" draw:text-style-name="P4" svg:x1="3.3957in" svg:y1="-1.8807in" svg:x2="3.3957in" svg:y2="-1.6587in"><text:p/></draw:line><text:line-break/></text:p>
            <text:p text:style-name="P3"/>
            <text:p text:style-name="P3">What is your favorite </text:p>
            <text:p text:style-name="P3"><text:span text:style-name="T1">Linux distro</text:span> </text:p>
            <text:p text:style-name="P3">and why?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4" svg:x1="6.8709in" svg:y1="-1.6709in" svg:x2="7.0563in" svg:y2="-1.6709in"><text:p/></draw:line><draw:line text:anchor-type="paragraph" draw:z-index="15" draw:style-name="gr1" draw:text-style-name="P4" svg:x1="3.3957in" svg:y1="-1.8807in" svg:x2="3.3957in" svg:y2="-1.6587in"><text:p/></draw:line><text:line-break/></text:p>
            <text:p text:style-name="P3"/>
            <text:p text:style-name="P3">Your current cell phone</text:p>
            <text:p text:style-name="P3">or handheld, features,</text:p>
            <text:p text:style-name="P3">why you love/hate it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4" svg:x1="6.8709in" svg:y1="-1.6709in" svg:x2="7.0563in" svg:y2="-1.6709in"><text:p/></draw:line><draw:line text:anchor-type="paragraph" draw:z-index="17" draw:style-name="gr1" draw:text-style-name="P4" svg:x1="3.3957in" svg:y1="-1.8807in" svg:x2="3.3957in" svg:y2="-1.6587in"><text:p/></draw:line><text:line-break/></text:p>
            <text:p text:style-name="P3">Why Microsoft or Apple </text:p>
            <text:p text:style-name="P3">or Google or Oracle </text:p>
            <text:p text:style-name="P3">or IBM or Red Hat</text:p>
            <text:p text:style-name="P3">(pick one)</text:p>
            <text:p text:style-name="P3">is Evil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4" svg:x1="6.8709in" svg:y1="-1.6709in" svg:x2="7.0563in" svg:y2="-1.6709in"><text:p/></draw:line><draw:line text:anchor-type="paragraph" draw:z-index="19" draw:style-name="gr1" draw:text-style-name="P4" svg:x1="3.3957in" svg:y1="-1.8807in" svg:x2="3.3957in" svg:y2="-1.6587in"><text:p/></draw:line><text:line-break/></text:p>
            <text:p text:style-name="P3"/>
            <text:p text:style-name="P3">Network or Web Security</text:p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Josh Berkus</meta:initial-creator>
    <meta:creation-date>2007-10-27T13:17:37</meta:creation-date>
    <dc:creator>Josh </dc:creator>
    <dc:date>2013-04-13T10:33:05</dc:date>
    <meta:printed-by>Josh Berkus</meta:printed-by>
    <meta:print-date>2008-07-17T13:15:54</meta:print-date>
    <dc:language>en-US</dc:language>
    <meta:editing-cycles>6</meta:editing-cycles>
    <meta:editing-duration>PT04H18M32S</meta:editing-duration>
    <meta:document-statistic meta:table-count="1" meta:image-count="0" meta:object-count="0" meta:page-count="2" meta:paragraph-count="35" meta:word-count="79" meta:character-count="430" meta:non-whitespace-character-count="360"/>
    <meta:user-defined meta:name="Info 1"/>
    <meta:user-defined meta:name="Info 2"/>
    <meta:user-defined meta:name="Info 3"/>
    <meta:user-defined meta:name="Info 4"/>
  </office:meta>
</office:document-meta>
</file>